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334cm"/>
    </style:style>
    <style:style style:name="Таблица1.B" style:family="table-column">
      <style:table-column-properties style:column-width="8.67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6.615cm"/>
    </style:style>
    <style:style style:name="Таблица2.B" style:family="table-column">
      <style:table-column-properties style:column-width="10.39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фейс для подсистемы Link</text:p>
      <text:p text:style-name="Standard"><text:span text:style-name="T1"><text:tab/>Подсистема Link представляет из себя граничный элемент между телефонами и АТС. Служит для того, чтобы реализовывать протокол связи, обеспечивать параллельность вызовов, оптимизировать передачу сигналов. </text:span>Подсистема выделена чтобы скрыть детали реализации граничного класса. Это позволит легко переходить с одного оборудования (телефонные аппараты, АТС) на другое, не меняя протокол связи.</text:p>
      <text:p text:style-name="Standard"/>
      <text:p text:style-name="P2">Сигнатура методов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requestDataSignalFromTE(void) : DataSignal</text:p>
          </table:table-cell>
          <table:table-cell table:style-name="Таблица1.B1" office:value-type="string">
            <text:p text:style-name="Table_20_Contents">Запрашивает у АТС очередной сигнал данных во время разговора по телефону для того, чтобы потом воспроизвести эти данные абоненту.</text:p>
          </table:table-cell>
        </table:table-row>
        <table:table-row>
          <table:table-cell table:style-name="Таблица1.A2" office:value-type="string">
            <text:p text:style-name="Table_20_Contents">sendBusySignalToTE(void) : void</text:p>
          </table:table-cell>
          <table:table-cell table:style-name="Таблица1.B2" office:value-type="string">
            <text:p text:style-name="Table_20_Contents">Отправляет АТС сигнал «Занято».</text:p>
          </table:table-cell>
        </table:table-row>
        <table:table-row>
          <table:table-cell table:style-name="Таблица1.A2" office:value-type="string">
            <text:p text:style-name="Table_20_Contents">sendHandsetSignalToTE(void) : void</text:p>
          </table:table-cell>
          <table:table-cell table:style-name="Таблица1.B2" office:value-type="string">
            <text:p text:style-name="Table_20_Contents">Отправляет АТС сигнал «Трубка».</text:p>
          </table:table-cell>
        </table:table-row>
        <table:table-row>
          <table:table-cell table:style-name="Таблица1.A2" office:value-type="string">
            <text:p text:style-name="Table_20_Contents">sendDataSignalToTE(in sig : DataSignal) : void</text:p>
          </table:table-cell>
          <table:table-cell table:style-name="Таблица1.B2" office:value-type="string">
            <text:p text:style-name="Table_20_Contents">Отправляет АТС сигнал данных, в котором содержится порция звуковых данных от абонента.</text:p>
          </table:table-cell>
        </table:table-row>
        <table:table-row>
          <table:table-cell table:style-name="Таблица1.A2" office:value-type="string">
            <text:p text:style-name="Table_20_Contents">sendEndSignalToTE(void) : void</text:p>
          </table:table-cell>
          <table:table-cell table:style-name="Таблица1.B2" office:value-type="string">
            <text:p text:style-name="Table_20_Contents">Отправляет АТС сигнал «Конец».</text:p>
          </table:table-cell>
        </table:table-row>
        <table:table-row>
          <table:table-cell table:style-name="Таблица1.A2" office:value-type="string">
            <text:p text:style-name="Table_20_Contents">sendDigitSignalToTE(in dig: int) : void</text:p>
          </table:table-cell>
          <table:table-cell table:style-name="Таблица1.B2" office:value-type="string">
            <text:p text:style-name="Table_20_Contents">Отправляет АТС сигнал «Цифра» с конкретной цифрой.</text:p>
          </table:table-cell>
        </table:table-row>
      </table:table>
      <text:p text:style-name="Standard"/>
      <text:p text:style-name="P1">Интерфейс для подсистемы Telephone</text:p>
      <text:p text:style-name="P1"><text:tab/><text:span text:style-name="T1">Подсистема Telephone представляет из себя управляющий элемент, который содержит в себе бизнес логику. На этапе анализа это был один управляющий класс, но на этапе проэктирования было принято решение о выделении класса в подсистему потому что класс является сложным. Разбив его на составные части можно повысить повторную используемость кода. Еще одна положительная сторона подсистемы в том, что можно будет заменить модель телефона с минимальными изменениями в коде системы.</text:span></text:p>
      <text:p text:style-name="P1"><text:span text:style-name="T1"/></text:p>
      <text:p text:style-name="P3"><text:span text:style-name="T1">Сигнатура методов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sendBusySignalToUser(void) : void</text:p>
          </table:table-cell>
          <table:table-cell table:style-name="Таблица2.B1" office:value-type="string">
            <text:p text:style-name="Table_20_Contents">Принять от АТС сигнал «Занято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ToneSignalToUser(void) : void</text:p>
          </table:table-cell>
          <table:table-cell table:style-name="Таблица2.B2" office:value-type="string">
            <text:p text:style-name="Table_20_Contents">Принять от АТС сигнал «Тон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CancelSignalToUser(void) : void</text:p>
          </table:table-cell>
          <table:table-cell table:style-name="Таблица2.B2" office:value-type="string">
            <text:p text:style-name="Table_20_Contents">Принять от АТС сигнал «Сброс» и обработать его</text:p>
          </table:table-cell>
        </table:table-row>
        <table:table-row>
          <table:table-cell table:style-name="Таблица2.A2" office:value-type="string">
            <text:p text:style-name="Table_20_Contents">sendCallSignalToUser(void) : void</text:p>
          </table:table-cell>
          <table:table-cell table:style-name="Таблица2.B2" office:value-type="string">
            <text:p text:style-name="Table_20_Contents">Принять от АТС сигнал «Вызов» и обработать его</text:p>
          </table:table-cell>
        </table:table-row>
        <table:table-row>
          <table:table-cell table:style-name="Таблица2.A2" office:value-type="string">
            <text:p text:style-name="Table_20_Contents">receiveNumberSign(void) : void</text:p>
          </table:table-cell>
          <table:table-cell table:style-name="Таблица2.B2" office:value-type="string">
            <text:p text:style-name="Table_20_Contents">Принять от клавиатура сигнал о том, что нажата клавиша «#»</text:p>
          </table:table-cell>
        </table:table-row>
        <table:table-row>
          <table:table-cell table:style-name="Таблица2.A2" office:value-type="string">
            <text:p text:style-name="Table_20_Contents">receiveDigit(in dig: int) : void</text:p>
          </table:table-cell>
          <table:table-cell table:style-name="Таблица2.B2" office:value-type="string">
            <text:p text:style-name="Table_20_Contents">Принять от клавиатура сигнал о том, что нажата соответствующая клавиша с цифрой</text:p>
          </table:table-cell>
        </table:table-row>
        <table:table-row>
          <table:table-cell table:style-name="Таблица2.A2" office:value-type="string">
            <text:p text:style-name="Table_20_Contents">handsetDown(void) : void</text:p>
          </table:table-cell>
          <table:table-cell table:style-name="Таблица2.B2" office:value-type="string">
            <text:p text:style-name="Table_20_Contents">Принять от трубки сигнал о том, что она опущена</text:p>
          </table:table-cell>
        </table:table-row>
        <table:table-row>
          <table:table-cell table:style-name="Таблица2.A2" office:value-type="string">
            <text:p text:style-name="Table_20_Contents">handsetUp(void) : void</text:p>
          </table:table-cell>
          <table:table-cell table:style-name="Таблица2.B2" office:value-type="string">
            <text:p text:style-name="Table_20_Contents">Принять от трубки сигнал о том, что она поднята</text:p>
          </table:table-cell>
        </table:table-row>
        <table:table-row>
          <table:table-cell table:style-name="Таблица2.A2" office:value-type="string">
            <text:p text:style-name="Table_20_Contents">hasSavedLastNumber(void) : boolean</text:p>
          </table:table-cell>
          <table:table-cell table:style-name="Таблица2.B2" office:value-type="string">
            <text:p text:style-name="Table_20_Contents">Проверить, сохранен ли в памяти последний набранный номер</text:p>
          </table:table-cell>
        </table:table-row>
        <table:table-row>
          <table:table-cell table:style-name="Таблица2.A2" office:value-type="string">
            <text:p text:style-name="Table_20_Contents">saveLastNumber(in num : int) : void</text:p>
          </table:table-cell>
          <table:table-cell table:style-name="Таблица2.B2" office:value-type="string">
            <text:p text:style-name="Table_20_Contents">Сохранить номер в памяти телефона</text:p>
          </table:table-cell>
        </table:table-row>
      </table:table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itochka </meta:initial-creator>
    <meta:creation-date>2012-11-12T22:47:14</meta:creation-date>
    <meta:generator>LibreOffice/3.5$Linux_x86 LibreOffice_project/350m1$Build-2</meta:generator>
    <dc:date>2012-11-12T23:38:40</dc:date>
    <dc:creator>ulitochka </dc:creator>
    <meta:editing-duration>PT47M20S</meta:editing-duration>
    <meta:editing-cycles>10</meta:editing-cycles>
    <meta:document-statistic meta:table-count="2" meta:image-count="0" meta:object-count="0" meta:page-count="1" meta:paragraph-count="38" meta:word-count="320" meta:character-count="2356" meta:non-whitespace-character-count="2072"/>
  </office:meta>
</office:document-meta>
</file>